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3.739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3in" fo:keep-together="always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normal" officeooo:rsid="001f453e" officeooo:paragraph-rsid="001f453e" style:font-size-asian="10.5pt" style:font-weight-asian="normal" style:font-size-complex="12pt" style:font-weight-complex="normal"/>
    </style:style>
    <style:style style:name="P2" style:family="paragraph" style:parent-style-name="Table_20_Heading">
      <style:paragraph-properties fo:text-align="center" style:justify-single-word="false"/>
      <style:text-properties style:font-name="Arial" fo:font-size="12pt" officeooo:rsid="001f453e" officeooo:paragraph-rsid="001f453e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officeooo:rsid="0020483f" officeooo:paragraph-rsid="0020483f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officeooo:rsid="00215306" officeooo:paragraph-rsid="00215306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2pt" officeooo:rsid="002558d3" officeooo:paragraph-rsid="002558d3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officeooo:rsid="00299718" officeooo:paragraph-rsid="00299718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rsid="002b92ce" officeooo:paragraph-rsid="002b92ce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2c258b" officeooo:paragraph-rsid="002c258b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2c258b" officeooo:paragraph-rsid="003135e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33e966" officeooo:paragraph-rsid="0033e966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3857b3" officeooo:paragraph-rsid="003857b3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3a0982" officeooo:paragraph-rsid="003a0982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3eb321" officeooo:paragraph-rsid="003eb321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481066" officeooo:paragraph-rsid="00481066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481066" officeooo:paragraph-rsid="00481066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4c0234" officeooo:paragraph-rsid="004c0234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4c0234" officeooo:paragraph-rsid="004c0234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rsid="004c19ce" officeooo:paragraph-rsid="004c19ce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4c19ce" officeooo:paragraph-rsid="004c19ce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04df4f9" officeooo:paragraph-rsid="004df4f9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4df4f9" officeooo:paragraph-rsid="004df4f9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rsid="004fb5aa" officeooo:paragraph-rsid="004fb5aa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officeooo:rsid="004fb5aa" officeooo:paragraph-rsid="004fb5aa" style:font-size-asian="10.5pt" style:font-size-complex="12pt"/>
    </style:style>
    <style:style style:name="P31" style:family="paragraph" style:parent-style-name="Footnote">
      <style:text-properties officeooo:rsid="002256bb" officeooo:paragraph-rsid="002256bb"/>
    </style:style>
    <style:style style:name="P32" style:family="paragraph" style:parent-style-name="Footnote">
      <style:text-properties officeooo:rsid="00237499" officeooo:paragraph-rsid="00237499"/>
    </style:style>
    <style:style style:name="P33" style:family="paragraph" style:parent-style-name="Footnote">
      <style:text-properties officeooo:rsid="002b92ce" officeooo:paragraph-rsid="002b92ce"/>
    </style:style>
    <style:style style:name="P34" style:family="paragraph" style:parent-style-name="Footnote">
      <style:text-properties officeooo:rsid="002f6dd3" officeooo:paragraph-rsid="002f6dd3"/>
    </style:style>
    <style:style style:name="P35" style:family="paragraph" style:parent-style-name="Standard">
      <style:text-properties officeooo:rsid="001f453e" officeooo:paragraph-rsid="001f453e"/>
    </style:style>
    <style:style style:name="P36" style:family="paragraph" style:parent-style-name="Standard">
      <style:text-properties style:font-name="Arial" fo:font-size="14pt" fo:font-weight="bold" officeooo:rsid="001f453e" officeooo:paragraph-rsid="00539104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Arial" fo:font-size="14pt" fo:font-weight="bold" officeooo:rsid="00583bc6" officeooo:paragraph-rsid="00583bc6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Arial" fo:font-size="12pt" fo:font-weight="normal" officeooo:rsid="001f453e" officeooo:paragraph-rsid="0056513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style:font-name="Arial" fo:font-size="14pt" fo:font-weight="bold" officeooo:rsid="001f453e" officeooo:paragraph-rsid="0053910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Arial" fo:font-size="14pt" fo:font-weight="bold" officeooo:rsid="00583bc6" officeooo:paragraph-rsid="00583bc6" style:font-size-asian="14pt" style:font-weight-asian="bold" style:font-size-complex="14pt" style:font-weight-complex="bold"/>
    </style:style>
    <style:style style:name="P41" style:family="paragraph" style:parent-style-name="Table_20_Contents" style:list-style-name="L1">
      <style:paragraph-properties fo:text-align="center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42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43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15306" officeooo:paragraph-rsid="002256bb" style:font-size-asian="10.5pt" style:font-size-complex="12pt"/>
    </style:style>
    <style:style style:name="P44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15306" officeooo:paragraph-rsid="00215306" style:font-size-asian="10.5pt" style:font-size-complex="12pt"/>
    </style:style>
    <style:style style:name="P45" style:family="paragraph" style:parent-style-name="Table_20_Contents" style:list-style-name="L3">
      <style:paragraph-properties fo:text-align="center" style:justify-single-word="false"/>
      <style:text-properties style:font-name="Arial" fo:font-size="12pt" officeooo:rsid="004a07fe" officeooo:paragraph-rsid="004a07fe" style:font-size-asian="10.5pt" style:font-size-complex="12pt"/>
    </style:style>
    <style:style style:name="P46" style:family="paragraph" style:parent-style-name="Table_20_Contents" style:list-style-name="L2">
      <style:paragraph-properties fo:text-align="center" style:justify-single-word="false"/>
      <style:text-properties officeooo:paragraph-rsid="002256bb"/>
    </style:style>
    <style:style style:name="P47" style:family="paragraph" style:parent-style-name="Table_20_Heading">
      <style:paragraph-properties fo:text-align="center" style:justify-single-word="false"/>
      <style:text-properties style:font-name="Arial" fo:font-size="12pt" officeooo:rsid="00565139" officeooo:paragraph-rsid="00565139" style:font-size-asian="10.5pt" style:font-size-complex="12pt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83f"/>
    </style:style>
    <style:style style:name="T2" style:family="text">
      <style:text-properties officeooo:rsid="00215306"/>
    </style:style>
    <style:style style:name="T3" style:family="text">
      <style:text-properties style:font-name="Arial" fo:font-size="12pt" officeooo:rsid="00215306" style:font-size-asian="10.5pt" style:font-size-complex="12pt"/>
    </style:style>
    <style:style style:name="T4" style:family="text">
      <style:text-properties style:font-name="Arial" fo:font-size="12pt" officeooo:rsid="002256bb" style:font-size-asian="10.5pt" style:font-size-complex="12pt"/>
    </style:style>
    <style:style style:name="T5" style:family="text">
      <style:text-properties officeooo:rsid="002256bb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f6dd3"/>
    </style:style>
    <style:style style:name="T8" style:family="text">
      <style:text-properties officeooo:rsid="00237499"/>
    </style:style>
    <style:style style:name="T9" style:family="text">
      <style:text-properties officeooo:rsid="0026325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135e4" style:font-style-asian="italic" style:font-style-complex="italic"/>
    </style:style>
    <style:style style:name="T12" style:family="text">
      <style:text-properties fo:font-style="italic" officeooo:rsid="003b1b4a" style:font-style-asian="italic" style:font-style-complex="italic"/>
    </style:style>
    <style:style style:name="T13" style:family="text">
      <style:text-properties officeooo:rsid="002b92ce"/>
    </style:style>
    <style:style style:name="T14" style:family="text">
      <style:text-properties officeooo:rsid="002c258b"/>
    </style:style>
    <style:style style:name="T15" style:family="text">
      <style:text-properties officeooo:rsid="003135e4"/>
    </style:style>
    <style:style style:name="T16" style:family="text">
      <style:text-properties officeooo:rsid="0034ea81"/>
    </style:style>
    <style:style style:name="T17" style:family="text">
      <style:text-properties officeooo:rsid="00379987"/>
    </style:style>
    <style:style style:name="T18" style:family="text">
      <style:text-properties officeooo:rsid="003857b3"/>
    </style:style>
    <style:style style:name="T19" style:family="text">
      <style:text-properties officeooo:rsid="003b1b4a"/>
    </style:style>
    <style:style style:name="T20" style:family="text">
      <style:text-properties officeooo:rsid="003b928a"/>
    </style:style>
    <style:style style:name="T21" style:family="text">
      <style:text-properties officeooo:rsid="00456b25"/>
    </style:style>
    <style:style style:name="T22" style:family="text">
      <style:text-properties officeooo:rsid="00481066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4a07fe"/>
    </style:style>
    <style:style style:name="T25" style:family="text">
      <style:text-properties officeooo:rsid="004c19ce"/>
    </style:style>
    <style:style style:name="T26" style:family="text">
      <style:text-properties officeooo:rsid="004df4f9"/>
    </style:style>
    <style:style style:name="T27" style:family="text">
      <style:text-properties officeooo:rsid="0050a2d2"/>
    </style:style>
    <style:style style:name="T28" style:family="text">
      <style:text-properties officeooo:rsid="0056513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nothing" fo:text-indent="-0.3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Explanation of Output Files<text:tab/>2</text:p>
          <text:p text:style-name="P48">Definitions and Explanations for Running the Pipeline<text:tab/>3</text:p>
        </text:index-body>
      </text:table-of-content>
      <text:p text:style-name="P36"/>
      <text:p text:style-name="P40"><text:toc-mark-start text:id="IMark94499913595624" text:outline-level="1"/>Explanation of Output Files<text:toc-mark-end text:id="IMark94499913595624"/></text:p>
      <text:p text:style-name="P39"><text:toc-mark-start text:id="IMark94499913555976" text:outline-level="1"/>Definitions and Explanations <text:span text:style-name="T28">for Running the Pipeline</text:span><text:toc-mark-end text:id="IMark94499913555976"/></text:p>
      <text:p text:style-name="P36"/>
      <text:p text:style-name="P38">Below is table with the definitions and explanations of thresholds and parameters used in this pipeline. <text:s/><text:span text:style-name="T28">The full detailed pipeline and code can be found at </text:span></text:p>
      <text:p text:style-name="P38"><text:a xlink:type="simple" xlink:href="https://github.com/tbrunetti/GWAS_QC_pipeline" text:style-name="Internet_20_link" text:visited-style-name="Visited_20_Internet_20_Link"><text:span text:style-name="T28">https://github.com/tbrunetti/GWAS_QC_pipeline</text:span></text:a>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7">Parameter</text:p>
            </table:table-cell>
            <table:table-cell table:style-name="Table1.A1" office:value-type="string">
              <text:p text:style-name="P2">Pipeline Argument</text:p>
            </table:table-cell>
            <table:table-cell table:style-name="Table1.C1" office:value-type="string">
              <text:p text:style-name="P2">Defini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span text:style-name="T8">s</text:span>ample table<text:note text:id="ftn3" text:note-class="footnote"><text:note-citation>1</text:note-citation><text:note-body><text:p text:style-name="P31">Required input for pipeline</text:p></text:note-body></text:note> </text:p>
          </table:table-cell>
          <table:table-cell table:style-name="Table1.A2" office:value-type="string">
            <text:p text:style-name="P4">-sampleTable</text:p>
          </table:table-cell>
          <table:table-cell table:style-name="Table1.C2" office:value-type="string">
            <text:p text:style-name="P7">Sample information file in tab-delimited format extracted from genomeStudio or created by user. The following headers must be present (order does not matter, but headers are name and <text:span text:style-name="T2">case-sensitive)</text:span>:</text:p>
            <text:list xml:id="list3623649685" text:style-name="L1">
              <text:list-item>
                <text:p text:style-name="P41">Sample ID</text:p>
              </text:list-item>
              <text:list-item>
                <text:p text:style-name="P41">Call Rate</text:p>
              </text:list-item>
              <text:list-item>
                <text:p text:style-name="P41">p10 G<text:span text:style-name="T21">C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SNP table<text:span text:style-name="T6">1</text:span></text:p>
          </table:table-cell>
          <table:table-cell table:style-name="Table1.A2" office:value-type="string">
            <text:p text:style-name="P3">-<text:span text:style-name="T1">snpTable</text:span></text:p>
          </table:table-cell>
          <table:table-cell table:style-name="Table1.C3" office:value-type="string">
            <text:p text:style-name="P5">SNP information extracted from genomeStudio SNP table. <text:s/>The headers in this file should have the following <text:span text:style-name="T5">information and </text:span>Illumina filtering metrics with the following names <text:span text:style-name="T5">(order does not matter, but headers are name and </text:span>case-sensitive):</text:p>
            <text:list xml:id="list2156283608" text:style-name="L2">
              <text:list-item>
                <text:p text:style-name="P46"><text:span text:style-name="T3"><text:s/></text:span><text:span text:style-name="T4">Chr</text:span></text:p>
              </text:list-item>
              <text:list-item>
                <text:p text:style-name="P42"><text:s/>Name</text:p>
              </text:list-item>
              <text:list-item>
                <text:p text:style-name="P46"><text:span text:style-name="T3"><text:s/></text:span><text:span text:style-name="T4">Call Freq</text:span></text:p>
              </text:list-item>
              <text:list-item>
                <text:p text:style-name="P43"><text:s/>Cluster Sep</text:p>
              </text:list-item>
              <text:list-item>
                <text:p text:style-name="P44"><text:s/>AA T Mean</text:p>
              </text:list-item>
              <text:list-item>
                <text:p text:style-name="P44"><text:s/>AA T Dev</text:p>
              </text:list-item>
              <text:list-item>
                <text:p text:style-name="P44"><text:s/>BB T Mean</text:p>
              </text:list-item>
              <text:list-item>
                <text:p text:style-name="P44"><text:s/>BB T Dev</text:p>
              </text:list-item>
              <text:list-item>
                <text:p text:style-name="P44"><text:s/>AA R Mean</text:p>
              </text:list-item>
              <text:list-item>
                <text:p text:style-name="P44"><text:s/>AB R Mean</text:p>
              </text:list-item>
              <text:list-item>
                <text:p text:style-name="P44"><text:s/>BB R Mean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PLINK files<text:span text:style-name="T6">1,</text:span><text:span text:style-name="T7">2</text:span></text:p>
          </table:table-cell>
          <table:table-cell table:style-name="Table1.A2" office:value-type="string">
            <text:p text:style-name="P3">-<text:span text:style-name="T1">inputPLINK</text:span></text:p>
          </table:table-cell>
          <table:table-cell table:style-name="Table1.C6" office:value-type="string">
            <text:p text:style-name="P9">PED file with associated MAP file or BED<text:note text:id="ftn2" text:note-class="footnote"><text:note-citation>2</text:note-citation><text:note-body><text:p text:style-name="P32">binary PED (PLINK format) not to be confused with BED format adopted by UCSC for NGS DNA-,RNA-seq technologies</text:p></text:note-body></text:note> file with associated BIM and FAM files</text:p>
          </table:table-cell>
        </table:table-row>
        <text:soft-page-break/>
        <table:table-row table:style-name="Table1.1">
          <table:table-cell table:style-name="Table1.A2" office:value-type="string">
            <text:p text:style-name="P21">Genome Studio Final Report</text:p>
          </table:table-cell>
          <table:table-cell table:style-name="Table1.A2" office:value-type="string">
            <text:p text:style-name="P18">--<text:span text:style-name="T22">finalReport</text:span></text:p>
          </table:table-cell>
          <table:table-cell table:style-name="Table1.C5" office:value-type="string">
            <text:p text:style-name="P22">This is an optional file. <text:s/>If provided and B Allele Frequency (BAF) as well as Log R Ratio (LRR) are provided, the mean calculation per sample for each of these metrics is output in a file called <text:span text:style-name="T24">final_report_statistics_per_sample.txt. <text:s/>Note, this file should be sorted by sample name/IID and this needs to be the last column in the final report. Additionally, the following headers are required:</text:span></text:p>
            <text:list xml:id="list2474638906" text:style-name="L3">
              <text:list-item>
                <text:p text:style-name="P45">SNP Name</text:p>
              </text:list-item>
              <text:list-item>
                <text:p text:style-name="P45">Log R Ratio</text:p>
              </text:list-item>
              <text:list-item>
                <text:p text:style-name="P45">B Allele Freq</text:p>
              </text:list-item>
              <text:list-item>
                <text:p text:style-name="P45">Sample Name (as last column in file)</text:p>
              </text:list-item>
            </text:list>
            <text:p text:style-name="P23">If the users chooses to use this parameter, it requires the parameter to be used as follows: final_report_full_path,header_line_number_minus_1 <text:s/>For example if my final report is called final and the header line starts on line 5, I would use the parameter as such:</text:p>
            <text:p text:style-name="P24">--finalReport /path/to/final,4</text:p>
          </table:table-cell>
        </table:table-row>
        <table:table-row table:style-name="Table1.1">
          <table:table-cell table:style-name="Table1.A2" office:value-type="string">
            <text:p text:style-name="P18">Array Type</text:p>
          </table:table-cell>
          <table:table-cell table:style-name="Table1.A2" office:value-type="string">
            <text:p text:style-name="P18">--arrayType</text:p>
          </table:table-cell>
          <table:table-cell table:style-name="Table1.C6" office:value-type="string">
            <text:p text:style-name="P19">The name of the chip or array used to plate SNPs</text:p>
          </table:table-cell>
        </table:table-row>
        <table:table-row table:style-name="Table1.1">
          <table:table-cell table:style-name="Table1.A2" office:value-type="string">
            <text:p text:style-name="P8">output directory</text:p>
          </table:table-cell>
          <table:table-cell table:style-name="Table1.A2" office:value-type="string">
            <text:p text:style-name="P3">--<text:span text:style-name="T1">outDir</text:span></text:p>
          </table:table-cell>
          <table:table-cell table:style-name="Table1.C7" office:value-type="string">
            <text:p text:style-name="P10">Location and name of desired output directory to create the new file project folder. <text:s/>NOTE: <text:s/>all files created from PLINK in the pipeline will be stored where the input PLINK files are located. <text:s/>Only final PDF and output not generated from PLINK will be stored in this location. <text:s/><text:span text:style-name="T9">The default is the user’s current working directory.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8">p</text:span>roject Name</text:p>
          </table:table-cell>
          <table:table-cell table:style-name="Table1.A2" office:value-type="string">
            <text:p text:style-name="P3">--<text:span text:style-name="T1">projectName</text:span></text:p>
          </table:table-cell>
          <table:table-cell table:style-name="Table1.C8" office:value-type="string">
            <text:p text:style-name="P10">The name of the project to be created in the output directory. <text:s/>All non-PLINK generated output will be stored in the desired output directory under the folder with this name. The project name must be unique and not already present. <text:s/>WILL NOT OVERRIDE EXISTING PROJECTS!</text:p>
          </table:table-cell>
        </table:table-row>
        <table:table-row table:style-name="Table1.1">
          <table:table-cell table:style-name="Table1.A2" office:value-type="string">
            <text:p text:style-name="P25">chip failure threshold</text:p>
          </table:table-cell>
          <table:table-cell table:style-name="Table1.A2" office:value-type="string">
            <text:p text:style-name="P3">--<text:span text:style-name="T25">chipFailure</text:span></text:p>
          </table:table-cell>
          <table:table-cell table:style-name="Table1.C9" office:value-type="string">
            <text:p text:style-name="P26">[INT] <text:span text:style-name="T10">default: 1</text:span><text:span text:style-name="T23"> This is the maximum total number of sex discrepancies OR sample missingness threshold failures PER CHIP before the chip is considered failing and a re-run or in-depth analysis needs to be perform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4">sample call rate/frequency</text:p>
          </table:table-cell>
          <table:table-cell table:style-name="Table1.A2" office:value-type="string">
            <text:p text:style-name="P3">--<text:span text:style-name="T1">callrate</text:span></text:p>
          </table:table-cell>
          <table:table-cell table:style-name="Table1.C10" office:value-type="string">
            <text:p text:style-name="P11">[FLOAT] <text:span text:style-name="T10">default: 0.991</text:span> The overall sample minimum call rate to be included in the sample set. Anything below this value will be removed from the sample space. <text:s/>This is essentially the ratio of SNPs that were called over all SNPs in a given sample.</text:p>
          </table:table-cell>
        </table:table-row>
        <table:table-row table:style-name="Table1.1">
          <table:table-cell table:style-name="Table1.A2" office:value-type="string">
            <text:p text:style-name="P4">snp call rate/frequency<text:note text:id="ftn1" text:note-class="footnote"><text:note-citation>3</text:note-citation><text:note-body><text:p text:style-name="P33">This threshold is only applied to autosomal chromosomes. <text:s/>X, Y, mitochondrial, and SNPs with an unknown or chr 0 specification are excluded from this filter.</text:p></text:note-body></text:note></text:p>
          </table:table-cell>
          <table:table-cell table:style-name="Table1.A2" office:value-type="string">
            <text:p text:style-name="P3">--<text:span text:style-name="T1">snp_callrate</text:span></text:p>
          </table:table-cell>
          <table:table-cell table:style-name="Table1.C11" office:value-type="string">
            <text:p text:style-name="P11">[FLOAT] <text:span text:style-name="T10">default: <text:s/>0.97</text:span> <text:s/>The overall SNP minimum call rate in order to be included in the SNP sample space. <text:s/>Any SNP below this value will be removed. <text:s/>This is essentially the frequency, expressed as a ratio, at which the SNP was called across all samples. <text:s/><text:span text:style-name="T13">A low snp call rate/frequency can be indicative of a poor quality or failing SNP.</text:span></text:p>
          </table:table-cell>
        </table:table-row>
        <table:table-row table:style-name="Table1.1">
          <table:table-cell table:style-name="Table1.A2" office:value-type="string">
            <text:p text:style-name="P4">cluster separation<text:note text:id="ftn0" text:note-class="footnote"><text:note-citation>4</text:note-citation><text:note-body><text:p text:style-name="P34">Default value is set to Illumina recommended hard cut-offs</text:p></text:note-body></text:note></text:p>
          </table:table-cell>
          <table:table-cell table:style-name="Table1.A2" office:value-type="string">
            <text:p text:style-name="P3">--<text:span text:style-name="T1">clusterSep</text:span></text:p>
          </table:table-cell>
          <table:table-cell table:style-name="Table1.C12" office:value-type="string">
            <text:p text:style-name="P12">[FLOAT] <text:span text:style-name="T10">default: 0.30</text:span> <text:s/>Illimuna <text:span text:style-name="T18">G</text:span>enome<text:span text:style-name="T14">S</text:span>tudio metric that measures the separation in the AA, AB, BB clusters. <text:s/>Ranges from 0-1. Low cluster separation can be indicative of a poor quality or failing SNP. <text:s/>Any SNP below the threshold will be removed.</text:p>
          </table:table-cell>
        </table:table-row>
        <table:table-row table:style-name="Table1.1">
          <table:table-cell table:style-name="Table1.A2" office:value-type="string">
            <text:p text:style-name="P4">AA theta mean<text:span text:style-name="T7">4</text:span></text:p>
          </table:table-cell>
          <table:table-cell table:style-name="Table1.A2" office:value-type="string">
            <text:p text:style-name="P3">--<text:span text:style-name="T1">AATmean</text:span></text:p>
          </table:table-cell>
          <table:table-cell table:style-name="Table1.C13" office:value-type="string">
            <text:p text:style-name="P13">[FLOAT] <text:span text:style-name="T10">default: 0.30</text:span> Illumina <text:span text:style-name="T18">G</text:span>enomeStudio metric which measures the mean of the normalized homozygous AA theta values across all SNPs. <text:s/>Ranges from 0-1. A value above the default threshold may indicate that the AA cluster is far from the axis. <text:s/>Any SNP with a value above this threshold is removed from analysis.</text:p>
          </table:table-cell>
        </table:table-row>
        <table:table-row table:style-name="Table1.1">
          <table:table-cell table:style-name="Table1.A2" office:value-type="string">
            <text:p text:style-name="P21">AA theta standard deviation<text:span text:style-name="T6">4</text:span></text:p>
          </table:table-cell>
          <table:table-cell table:style-name="Table1.A2" office:value-type="string">
            <text:p text:style-name="P3">--<text:span text:style-name="T1">AATdev</text:span></text:p>
          </table:table-cell>
          <table:table-cell table:style-name="Table1.C5" office:value-type="string">
            <text:p text:style-name="P22">[FLOAT] <text:span text:style-name="T10">default: 0.06 </text:span><text:span text:style-name="T23">Illumina GenomeStudio metrics which measures the standard deviation of the normalized homozygous AA theta values across all SNPs. <text:s/>Any SNP above this value is removed from analysis.</text:span></text:p>
          </table:table-cell>
        </table:table-row>
        <table:table-row table:style-name="Table1.1">
          <table:table-cell table:style-name="Table1.A2" office:value-type="string">
            <text:p text:style-name="P4">BB theta mean<text:span text:style-name="T7">4</text:span></text:p>
          </table:table-cell>
          <table:table-cell table:style-name="Table1.A2" office:value-type="string">
            <text:p text:style-name="P3">--<text:span text:style-name="T1">BBTmean</text:span></text:p>
          </table:table-cell>
          <table:table-cell table:style-name="Table1.C15" office:value-type="string">
            <text:p text:style-name="P14">[FLOAT] <text:span text:style-name="T10">default: 0.</text:span><text:span text:style-name="T11">7</text:span><text:span text:style-name="T10">0</text:span> Illumina <text:span text:style-name="T18">G</text:span>enomeStudio metric which measures the mean of the normalized homozygous <text:span text:style-name="T15">BB</text:span> theta values across all SNPs. <text:s/>Ranges from 0-1. A value <text:span text:style-name="T15">below</text:span> the default threshold may indicate that the <text:span text:style-name="T15">BB</text:span> cluster is far from the axis. <text:s/>Any SNP with a value <text:span text:style-name="T15">below</text:span> this threshold is removed from analysis.</text:p>
          </table:table-cell>
        </table:table-row>
        <text:soft-page-break/>
        <table:table-row table:style-name="Table1.1">
          <table:table-cell table:style-name="Table1.A2" office:value-type="string">
            <text:p text:style-name="P21">BB theta standard deviation<text:span text:style-name="T6">4</text:span></text:p>
          </table:table-cell>
          <table:table-cell table:style-name="Table1.A2" office:value-type="string">
            <text:p text:style-name="P3">--<text:span text:style-name="T1">BBTdev</text:span></text:p>
          </table:table-cell>
          <table:table-cell table:style-name="Table1.C5" office:value-type="string">
            <text:p text:style-name="P22">[FLOAT] <text:span text:style-name="T10">default: 0.06 </text:span><text:span text:style-name="T23">Illumina GenomeStudio metrics which measures the standard deviation of the normalized homozygous BB theta values across all SNPs. <text:s/>Any SNP above this value is removed from analysis.</text:span></text:p>
          </table:table-cell>
        </table:table-row>
        <table:table-row table:style-name="Table1.1">
          <table:table-cell table:style-name="Table1.A2" office:value-type="string">
            <text:p text:style-name="P4">AA intensity mean<text:span text:style-name="T7">4</text:span></text:p>
          </table:table-cell>
          <table:table-cell table:style-name="Table1.A2" office:value-type="string">
            <text:p text:style-name="P3">--<text:span text:style-name="T1">AARmean</text:span></text:p>
          </table:table-cell>
          <table:table-cell table:style-name="Table1.C17" office:value-type="string">
            <text:p text:style-name="P15">[FLOAT] <text:span text:style-name="T10">default: 0.20</text:span> <text:s/>Illumina <text:span text:style-name="T18">G</text:span>enomeStudio metric to measure the mean normalized intensity of the AA homozygous cluster. <text:s/>Any SNP with an AA R mean equal to or below this threshold is removed due to unreliability <text:span text:style-name="T16">resulting from </text:span>low intensities.</text:p>
          </table:table-cell>
        </table:table-row>
        <table:table-row table:style-name="Table1.1">
          <table:table-cell table:style-name="Table1.A2" office:value-type="string">
            <text:p text:style-name="P4">AB intensity mean<text:span text:style-name="T7">4</text:span></text:p>
          </table:table-cell>
          <table:table-cell table:style-name="Table1.A2" office:value-type="string">
            <text:p text:style-name="P3">--<text:span text:style-name="T1">ABRmean</text:span></text:p>
          </table:table-cell>
          <table:table-cell table:style-name="Table1.C18" office:value-type="string">
            <text:p text:style-name="P15">[FLOAT] <text:span text:style-name="T10">default: 0.20</text:span> <text:s/>Illumina <text:span text:style-name="T18">G</text:span>enomeStudio metric to measure the mean normalized intensity of the A<text:span text:style-name="T17">B heterozygous</text:span> cluster. <text:s/>Any SNP with an A<text:span text:style-name="T17">B</text:span> R mean equal to or below this threshold is removed due to unreliability <text:span text:style-name="T16">resulting from </text:span>low intensities.</text:p>
          </table:table-cell>
        </table:table-row>
        <table:table-row table:style-name="Table1.1">
          <table:table-cell table:style-name="Table1.A2" office:value-type="string">
            <text:p text:style-name="P4">BB intensity mean<text:span text:style-name="T7">4</text:span></text:p>
          </table:table-cell>
          <table:table-cell table:style-name="Table1.A2" office:value-type="string">
            <text:p text:style-name="P3">--<text:span text:style-name="T1">BBRmean</text:span></text:p>
          </table:table-cell>
          <table:table-cell table:style-name="Table1.C22" office:value-type="string">
            <text:p text:style-name="P15">[FLOAT] <text:span text:style-name="T10">default: 0.20</text:span> <text:s/>Illumina <text:span text:style-name="T18">G</text:span>enomeStudio metric to measure the mean normalized intensity of the <text:span text:style-name="T17">BB homozygous</text:span> cluster. <text:s/>Any SNP with a <text:span text:style-name="T17">BB</text:span> R mean equal to or below this threshold is removed due to unreliability <text:span text:style-name="T16">resulting from </text:span>low intensities.</text:p>
          </table:table-cell>
        </table:table-row>
        <table:table-row table:style-name="Table1.1">
          <table:table-cell table:style-name="Table1.A2" office:value-type="string">
            <text:p text:style-name="P4">human genome build version</text:p>
          </table:table-cell>
          <table:table-cell table:style-name="Table1.A2" office:value-type="string">
            <text:p text:style-name="P3">--<text:span text:style-name="T1">genome_build</text:span></text:p>
          </table:table-cell>
          <table:table-cell table:style-name="Table1.C22" office:value-type="string">
            <text:p text:style-name="P16">[select from b36-hg18, b37-hg19 or b38-hg38] <text:span text:style-name="T10">default: b37-hg19</text:span> <text:s/>The genome build that was used to map SNPs. <text:s/>This is used to determine where the X-chromosome bound<text:span text:style-name="T20">a</text:span>ries are for sex-checking and imputation by PLINK.</text:p>
          </table:table-cell>
        </table:table-row>
        <table:table-row table:style-name="Table1.1">
          <table:table-cell table:style-name="Table1.A2" office:value-type="string">
            <text:p text:style-name="P4">estimated F coefficient for females</text:p>
          </table:table-cell>
          <table:table-cell table:style-name="Table1.A2" office:value-type="string">
            <text:p text:style-name="P3">--<text:span text:style-name="T1">maxFemale</text:span></text:p>
          </table:table-cell>
          <table:table-cell table:style-name="Table1.C22" office:value-type="string">
            <text:p text:style-name="P17">[FLOAT] <text:span text:style-name="T10">default: 0.20</text:span> <text:s/>The maximum estimated F coefficient value <text:span text:style-name="T19">in order for a sample </text:span>to be imputed as female using the X-chromosome. <text:s/>This is the same default as suggested by PLINK, however, this should be adjusted accordingly.</text:p>
          </table:table-cell>
        </table:table-row>
        <table:table-row table:style-name="Table1.1">
          <table:table-cell table:style-name="Table1.A2" office:value-type="string">
            <text:p text:style-name="P4">estimated F coefficient for males</text:p>
          </table:table-cell>
          <table:table-cell table:style-name="Table1.A2" office:value-type="string">
            <text:p text:style-name="P3">--<text:span text:style-name="T1">minMale</text:span></text:p>
          </table:table-cell>
          <table:table-cell table:style-name="Table1.C22" office:value-type="string">
            <text:p text:style-name="P17">[FLOAT] <text:span text:style-name="T10">default: 0.</text:span><text:span text:style-name="T12">8</text:span><text:span text:style-name="T10">0</text:span> <text:s/>The m<text:span text:style-name="T19">ini</text:span>mum estimated F coefficient value <text:span text:style-name="T19">in order for a sample </text:span>to be imputed as male using the X-chromosome. <text:s/>This is the same default as suggested by PLINK, however, this should be adjusted accordingly.</text:p>
          </table:table-cell>
        </table:table-row>
        <text:soft-page-break/>
        <table:table-row table:style-name="Table1.23">
          <table:table-cell table:style-name="Table1.A2" office:value-type="string">
            <text:p text:style-name="P4">p10GC</text:p>
          </table:table-cell>
          <table:table-cell table:style-name="Table1.A2" office:value-type="string">
            <text:p text:style-name="P4">-</text:p>
          </table:table-cell>
          <table:table-cell table:style-name="Table1.C23" office:value-type="string">
            <text:p text:style-name="P20">[FLOAT] This is a value calculated by Genome Studio of the 10<text:span text:style-name="T6">th</text:span> percentile of GenCall scores across all loci in a sample. <text:s/>It is generally positively correlated with overall sample call rate/frequency. <text:s/>Plotting this against the sample call rate can help determine which samples may have performed poorly or have low quality overall.</text:p>
          </table:table-cell>
        </table:table-row>
        <table:table-row table:style-name="Table1.23">
          <table:table-cell table:style-name="Table1.A2" office:value-type="string">
            <text:p text:style-name="P25">B Allele Frequency</text:p>
          </table:table-cell>
          <table:table-cell table:style-name="Table1.A2" office:value-type="string">
            <text:p text:style-name="P4">-</text:p>
          </table:table-cell>
          <table:table-cell table:style-name="Table1.C24" office:value-type="string">
            <text:p text:style-name="P26">[FLOAT] <text:span text:style-name="T26">Sometimes abbreviated as BAF. <text:s/></text:span>This value can be found in the generated final report from Genome Studio. <text:s/>This is the ratio of samples that carry the B allele. <text:s/>A normal <text:span text:style-name="T27">SNP</text:span> would have a BAF 0f 0.0 for the AA locus, 0.50 for the AB locus, and 1.0 for the BB <text:span text:style-name="T26">locus</text:span>. <text:s/>If a <text:span text:style-name="T27">SNP</text:span> <text:span text:style-name="T26">deviates from this, it may be indicative of a change in copy number variation. </text:span></text:p>
          </table:table-cell>
        </table:table-row>
        <table:table-row table:style-name="Table1.23">
          <table:table-cell table:style-name="Table1.A2" office:value-type="string">
            <text:p text:style-name="P27">Log R Ratio</text:p>
          </table:table-cell>
          <table:table-cell table:style-name="Table1.A2" office:value-type="string">
            <text:p text:style-name="P4">-</text:p>
          </table:table-cell>
          <table:table-cell table:style-name="Table1.C25" office:value-type="string">
            <text:p text:style-name="P28">[FLOAT] Sometimes abbreviated as LRR. This values can be found in the generated final report from Genome Studio. <text:s/>This is the logged ratio of observed probe intensity versus the expected probe intensity. <text:s/>Ideally this value should be 0 in a normal sample. <text:s/>Any major deviations from 0 may be indicative of a change in copy number variation.</text:p>
          </table:table-cell>
        </table:table-row>
        <table:table-row table:style-name="Table1.23">
          <table:table-cell table:style-name="Table1.A2" office:value-type="string">
            <text:p text:style-name="P27">SNP Name</text:p>
          </table:table-cell>
          <table:table-cell table:style-name="Table1.A2" office:value-type="string">
            <text:p text:style-name="P4">-</text:p>
          </table:table-cell>
          <table:table-cell table:style-name="Table1.C26" office:value-type="string">
            <text:p text:style-name="P28">This value can be found in the Genome Studio final report. <text:s/>If an rsID is available, this the associated rsID for a particular SNP. <text:s/>Otherwise, it is some other identifier or SNP name.</text:p>
          </table:table-cell>
        </table:table-row>
        <table:table-row table:style-name="Table1.23">
          <table:table-cell table:style-name="Table1.A2" office:value-type="string">
            <text:p text:style-name="P27">Sample ID</text:p>
          </table:table-cell>
          <table:table-cell table:style-name="Table1.A2" office:value-type="string">
            <text:p text:style-name="P4">-</text:p>
          </table:table-cell>
          <table:table-cell table:style-name="Table1.C27" office:value-type="string">
            <text:p text:style-name="P28">This value can be found in the Genome Studio final report. <text:s/>This is a unique sample identifier. <text:s/>The last part of the string contains the investigator’s sample ID derived from the manifest file.</text:p>
          </table:table-cell>
        </table:table-row>
        <table:table-row table:style-name="Table1.23">
          <table:table-cell table:style-name="Table1.A2" office:value-type="string">
            <text:p text:style-name="P27">Allele 1 Forward/Allele2 Forward</text:p>
          </table:table-cell>
          <table:table-cell table:style-name="Table1.A2" office:value-type="string">
            <text:p text:style-name="P4">-</text:p>
          </table:table-cell>
          <table:table-cell table:style-name="Table1.C28" office:value-type="string">
            <text:p text:style-name="P28">This value can be found in the Genome Studio final report. <text:s/>This lists the genotypes reported in the forward orientation</text:p>
          </table:table-cell>
        </table:table-row>
        <table:table-row table:style-name="Table1.23">
          <table:table-cell table:style-name="Table1.A2" office:value-type="string">
            <text:p text:style-name="P29">Position</text:p>
          </table:table-cell>
          <table:table-cell table:style-name="Table1.A2" office:value-type="string">
            <text:p text:style-name="P4">-</text:p>
          </table:table-cell>
          <table:table-cell table:style-name="Table1.C29" office:value-type="string">
            <text:p text:style-name="P30">This value can be found in the Genome Studio final report. <text:s/>This contains the genomic position of the SNP in hg19.</text:p>
          </table:table-cell>
        </table:table-row>
        <table:table-row table:style-name="Table1.23">
          <table:table-cell table:style-name="Table1.A2" office:value-type="string">
            <text:p text:style-name="P29">Chromosome</text:p>
          </table:table-cell>
          <table:table-cell table:style-name="Table1.A2" office:value-type="string">
            <text:p text:style-name="P4">-</text:p>
          </table:table-cell>
          <table:table-cell table:style-name="Table1.C30" office:value-type="string">
            <text:p text:style-name="P30">Sometimes abbreviated as chr. <text:s/>This value can be found in the Genome Studio final report. <text:s/>This is the chromosome to which the SNP is mapped</text:p>
          </table:table-cell>
        </table:table-row>
      </table:table>
      <text:p text:style-name="P1"/>
      <text:p text:style-name="P35"/>
      <text:p text:style-name="P4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3:09:06.253858297</meta:creation-date>
    <dc:date>2018-12-11T10:01:15.674904759</dc:date>
    <meta:editing-duration>PT3H14M7S</meta:editing-duration>
    <meta:editing-cycles>35</meta:editing-cycles>
    <meta:generator>LibreOffice/6.0.6.2$Linux_X86_64 LibreOffice_project/00m0$Build-2</meta:generator>
    <meta:document-statistic meta:table-count="1" meta:image-count="0" meta:object-count="0" meta:page-count="8" meta:paragraph-count="121" meta:word-count="1488" meta:character-count="8870" meta:non-whitespace-character-count="7470"/>
  </office:meta>
</office:document-meta>
</file>